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000000080DD9E5F9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Helvetica Neue" svg:font-family="'Helvetica Neue', Helvetica" style:font-family-generic="swiss"/>
    <style:font-face style:name="Lohit Hindi1" svg:font-family="'Lohit Hindi'" style:font-pitch="variable"/>
    <style:font-face style:name="WenQuanYi Zen Hei1" svg:font-family="'WenQuanYi Zen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paragraph-properties fo:text-align="justify" style:justify-single-word="false"/>
      <style:text-properties style:font-name="Liberation Sans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Liberation Sans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Liberation Sans"/>
    </style:style>
    <style:style style:name="P6" style:family="paragraph" style:parent-style-name="Heading_20_1" style:master-page-name="Standard">
      <style:paragraph-properties fo:text-align="center" style:justify-single-word="false" style:page-number="auto"/>
      <style:text-properties style:font-name="Liberation Sans"/>
    </style:style>
    <style:style style:name="P7" style:family="paragraph" style:parent-style-name="Heading_20_3">
      <style:paragraph-properties fo:text-align="justify" style:justify-single-word="false"/>
      <style:text-properties style:font-name="Liberation Sans"/>
    </style:style>
    <style:style style:name="P8" style:family="paragraph" style:parent-style-name="Header">
      <style:text-properties fo:color="#999999" style:font-name="Liberation Sans" fo:font-size="16pt" style:font-size-asian="16pt" style:font-size-complex="16pt"/>
    </style:style>
    <style:style style:name="T1" style:family="text">
      <style:text-properties style:font-name="Liberation Sans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cuerdo de Usuario</text:h>
      <text:p text:style-name="P3"/>
      <text:p text:style-name="P2">Ultima Modificación 26 de Marzo, 2012<text:line-break/><text:line-break/>La relación que se susciten entre “Contratando ME” desde ahora "Nosotros" y los usuarios Anónimos (Visitantes) o registrados (Usuarios) se rigen por las siguientes disposiciones:</text:p>
      <text:h text:style-name="P7" text:outline-level="3">Servicio</text:h>
      <text:p text:style-name="P3">Nosotros le damos acceso a un servicio gratuito a través de nuestro sitio para contactar a Empleadores por medio de sus ofertas de trabajo y Expertos y/o Freelancers.</text:p>
      <text:p text:style-name="P3"/>
      <text:h text:style-name="P7" text:outline-level="3">Obligaciones de Usuarios</text:h>
      <text:list xml:id="list1573014379" text:style-name="L1">
        <text:list-item>
          <text:p text:style-name="P4">Usuario Contratante: Entregar información veraz en las ofertas de trabajo. </text:p>
        </text:list-item>
        <text:list-item>
          <text:p text:style-name="P4">Usuario Contratado: Asumir el compromiso de trabajo tras un acuerdo con su contratante.</text:p>
        </text:list-item>
      </text:list>
      <text:p text:style-name="P3"/>
      <text:h text:style-name="P7" text:outline-level="3">Obligaciones comunes a todos los Usuarios</text:h>
      <text:p text:style-name="P3">Otorgar información completa y veraz en todos los formularios dispuestos en el sitio. Por lo tanto no tenemos la obligación de verificar la correcta identidad de una persona. En cuanto a cualquier relación contractual o no, entre usuarios de nuestra plataforma, no nos hacemos responsables por los actos en los que incurran.</text:p>
      <text:p text:style-name="P3"/>
      <text:h text:style-name="P7" text:outline-level="3">Término y Suspensión de Cuenta</text:h>
      <text:p text:style-name="P1"><text:span text:style-name="T1">Si usted como Usuario desee dar de baja su cuenta podrá escribirnos a </text:span><text:a xlink:type="simple" xlink:href="mailto:soporte@contratando.me"><text:span text:style-name="Internet_20_link"><text:span text:style-name="T1">soporte@contratando.me</text:span></text:span></text:a><text:span text:style-name="Internet_20_link"><text:span text:style-name="T1"> </text:span></text:span><text:span text:style-name="T1">y posterior a la verificación de su identidad, tendremos un plazo de 30 días para eliminar todos los datos (Información Personal) asociados a su cuenta. Si usted incurre en cualquier actividad que atente en la prestación de Nuestros servicios, marco regulatorio o normativa vigente incluyendo la del presente documento, nosotros estaremos facultados de eliminar y/o suspender su cuenta previo a aviso. En caso de infringir la ley, podremos suspende su cuenta y entregar toda los datos asociados a su cuenta para facilitar cualquier procedimiento legal.</text:span></text:p>
      <text:p text:style-name="P3"/>
      <text:h text:style-name="P7" text:outline-level="3">Usuarios y Contraseñas (Credencial)</text:h>
      <text:p text:style-name="P3">Cuando un visitante se convierte en usuario, le pediremos ingresar un correo electrónico como su nombre de usuario y elegir una contraseña. Dichos datos le servirán para ingresar a su cuenta. Es de su responsabilidad salvaguardar dichos datos y elegir una contraseña segura. Si un usuario ingresa con su credencial no nos hacemos responsable de cualquier acción realiza por el. Las contraseñas que nosotros almacenamos son encriptada bajo MD5, <text:soft-page-break/>por lo cual no contamos con la capacidad de hacer ingeniería inversa para su desenpcriptación.</text:p>
      <text:p text:style-name="P3"/>
      <text:h text:style-name="P7" text:outline-level="3">Contenido de Usuario</text:h>
      <text:p text:style-name="P3">En ciertos formularios usted tendrá la posibilidad de ingresar comentarios, hacer preguntas o entregar cierta información. Es de su exclusiva responsabilidad el contenido publicado.</text:p>
      <text:p text:style-name="P3"/>
      <text:h text:style-name="P7" text:outline-level="3">Actividades ilegales</text:h>
      <text:p text:style-name="P3">Con el objetivo de responsabilizar a los acusados de la publicación de cualquier contenido ilegal, usted afirma:</text:p>
      <text:list xml:id="list261937292" text:style-name="L2">
        <text:list-item>
          <text:p text:style-name="P5">Tener al menos 18 años y estar capacitado para entender los términos y condiciones.</text:p>
        </text:list-item>
        <text:list-item>
          <text:p text:style-name="P5">Usted no deberá hacer ninguna acción que viole la el marco regulatorio en el que se inserte o cualquier norma indicada en los contratos que usted ha aceptado de forma automática al ser nuestro Usuario.</text:p>
        </text:list-item>
      </text:list>
      <text:p text:style-name="P3"/>
      <text:h text:style-name="P7" text:outline-level="3">Licencias de terceros</text:h>
      <text:p text:style-name="P1"><text:a xlink:type="simple" xlink:href="https://code.djangoproject.com/browser/django/trunk/LICENSE" office:target-frame-name="_blank" xlink:show="new"><text:span text:style-name="Internet_20_link"><text:span text:style-name="T1">Django</text:span></text:span></text:a></text:p>
      <text:p text:style-name="P1"><text:a xlink:type="simple" xlink:href="http://docs.python.org/license.html" office:target-frame-name="_blank" xlink:show="new"><text:span text:style-name="Internet_20_link"><text:span text:style-name="T1">Python</text:span></text:span></text:a></text:p>
      <text:p text:style-name="P1"><text:a xlink:type="simple" xlink:href="http://www.opensource.org/licenses/mit-license.php" office:target-frame-name="_blank" xlink:show="new"><text:span text:style-name="Internet_20_link"><text:span text:style-name="T1">Jquery</text:span></text:span></text:a></text:p>
      <text:p text:style-name="P1"><text:a xlink:type="simple" xlink:href="http://www.mysql.com/about/legal/licensing/index.html" office:target-frame-name="_blank" xlink:show="new"><text:span text:style-name="Internet_20_link"><text:span text:style-name="T1">MySql</text:span></text:span></text:a></text:p>
      <text:p text:style-name="P1"><text:a xlink:type="simple" xlink:href="http://creativecommons.org/licenses/by/3.0/" office:target-frame-name="_blank" xlink:show="new"><text:span text:style-name="Internet_20_link"><text:span text:style-name="T1">Twitter Bootstrap</text:span></text:span></text:a></text:p>
      <text:p text:style-name="P1"><text:span text:style-name="Internet_20_link"><text:span text:style-name="T1"/></text:span></text:p>
      <text:h text:style-name="P7" text:outline-level="3">Contacto</text:h>
      <text:p text:style-name="P1"><text:span text:style-name="T1">Si quisiera reportar alguna violación a los presentes términos o tiene alguna pregunta favor de contactarnos a </text:span><text:a xlink:type="simple" xlink:href="mailto:soporte@contratando.me"><text:span text:style-name="Internet_20_link"><text:span text:style-name="T1">soporte@contratando.me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Helvetica Neue" svg:font-family="'Helvetica Neue', Helvetica" style:font-family-generic="swiss"/>
    <style:font-face style:name="Lohit Hindi1" svg:font-family="'Lohit Hindi'" style:font-pitch="variable"/>
    <style:font-face style:name="WenQuanYi Zen Hei1" svg:font-family="'WenQuanYi Zen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iberation Serif1" fo:font-size="12pt" fo:font-weight="bold" style:font-name-asian="WenQuanYi Zen Hei1" style:font-size-asian="12pt" style:font-weight-asian="bold" style:font-name-complex="Lohit Hindi1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Wingdings 2" style:font-name-complex="OpenSymbol1"/>
    </style:style>
    <style:style style:name="WW8Num3z0" style:family="text">
      <style:text-properties style:font-name="Wingdings 2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nothing" fo:margin-left="0.2602in"/>
        </style:list-level-properties>
        <style:text-properties style:font-name="Wingdings 2"/>
      </text:list-level-style-bullet>
      <text:list-level-style-bullet text:level="2" text:style-name="WW8Num2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2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2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2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2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2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nothing" fo:margin-left="0.2602in"/>
        </style:list-level-properties>
        <style:text-properties style:font-name="Wingdings 2"/>
      </text:list-level-style-bullet>
      <text:list-level-style-bullet text:level="2" text:style-name="WW8Num3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3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3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3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3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3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Liberation Sans" fo:font-size="16pt" style:font-size-asian="16pt" style:font-size-complex="16pt"/>
    </style:style>
    <style:style style:name="MT1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0138in" svg:y="-0.5055in" svg:width="0.7138in" svg:height="0.7138in" draw:z-index="1"><draw:image xlink:href="Pictures/100002010000008000000080DD9E5F9D.png" xlink:type="simple" xlink:show="embed" xlink:actuate="onLoad"/></draw:frame><text:tab/><text:tab/><text:span text:style-name="MT1">Contratando M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erdugo </meta:initial-creator>
    <meta:creation-date>2012-04-09T10:21:15</meta:creation-date>
    <dc:date>2012-04-11T13:05:33</dc:date>
    <dc:creator>cverdugo </dc:creator>
    <meta:editing-duration>PT6M2S</meta:editing-duration>
    <meta:editing-cycles>2</meta:editing-cycles>
    <meta:generator>LibreOffice/3.4$Unix LibreOffice_project/340m1$Build-402</meta:generator>
    <meta:document-statistic meta:table-count="0" meta:image-count="1" meta:object-count="0" meta:page-count="2" meta:paragraph-count="28" meta:word-count="468" meta:character-count="3047" meta:non-whitespace-character-count="2607"/>
  </office:meta>
</office:document-meta>
</file>